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17F60FA93FB947FD2CC.png" manifest:media-type="image/png"/>
  <manifest:file-entry manifest:full-path="Pictures/1000000000000117000001190B066E4CEF987E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8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trength reduction</text:p>
          </draw:text-box>
        </draw:frame>
        <draw:frame draw:style-name="gr2" draw:text-style-name="P4" draw:layer="layout" svg:width="19.4cm" svg:height="14.019cm" svg:x="4.6cm" svg:y="4.8cm">
          <draw:image xlink:href="Pictures/10000000000002120000017F60FA93FB947FD2C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oop unrolling</text:p>
          </draw:text-box>
        </draw:frame>
        <draw:frame presentation:style-name="pr6" draw:layer="layout" svg:width="11.8cm" svg:height="14.4cm" svg:x="14.8cm" svg:y="5cm" presentation:class="outline" presentation:placeholder="true" presentation:user-transformed="true">
          <draw:text-box/>
        </draw:frame>
        <draw:frame draw:style-name="gr2" draw:text-style-name="P4" draw:layer="layout" svg:width="13.106cm" svg:height="13.2cm" svg:x="1.294cm" svg:y="5.6cm">
          <draw:image xlink:href="Pictures/1000000000000117000001190B066E4CEF987E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3:55:03.904000000</dc:date>
    <meta:editing-duration>PT7H56M45S</meta:editing-duration>
    <meta:editing-cycles>24</meta:editing-cycles>
    <meta:generator>LibreOffice/5.1.6.2$Windows_x86 LibreOffice_project/07ac168c60a517dba0f0d7bc7540f5afa45f0909</meta:generator>
    <meta:document-statistic meta:object-count="48"/>
  </office:meta>
</office:document-meta>
</file>